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86d65" officeooo:paragraph-rsid="00186d65"/>
    </style:style>
    <style:style style:name="P2" style:family="paragraph" style:parent-style-name="Text_20_body">
      <style:text-properties officeooo:rsid="001a2e4d" officeooo:paragraph-rsid="001a2e4d"/>
    </style:style>
    <style:style style:name="P3" style:family="paragraph" style:parent-style-name="Standard">
      <style:text-properties officeooo:paragraph-rsid="00106f63"/>
    </style:style>
    <style:style style:name="T1" style:family="text">
      <style:text-properties officeooo:rsid="0018b1ee"/>
    </style:style>
    <style:style style:name="T2" style:family="text">
      <style:text-properties officeooo:rsid="0019e6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énario : </text:p>
      <text:p text:style-name="P1"/>
      <text:p text:style-name="P1"><text:tab/>Le joueur est un employé payé au lance-pierre pour un travail ingrat lui sapant toute énergie à la fin de la journée. Cependant, son stress l’empêche de dormir, lui faisant passer des nuits blanches le drainant davantage. Un jour, il se fait recommander des nouveaux somnifères par son médecin, réputés pour être extrêmement puissants mais avec des effets secondaires, comme des hallucinations. <text:span text:style-name="T1">Le PP décide tout de même de les prendre.</text:span></text:p>
      <text:p text:style-name="P1"><text:tab/><text:span text:style-name="T1">Pendant son sommeil, il est assailli par des rêves aussi étranges qu’érotiques, notamment avec de nombreux monstres cherchant à le baiser. Ces rêves n’auront pas de but particulier, le PP doit seulement les compléter pour passer au suivant.</text:span></text:p>
      <text:p text:style-name="P1"/>
      <text:p text:style-name="P1"><text:tab/><text:span text:style-name="T2">Pour la game jam, on ne fera qu’une seule nuit. On en rajoutera d’autres dans la Finish jam.</text:span></text:p>
      <text:p text:style-name="P1"/>
      <text:p text:style-name="P2">Pour la première nuit, le joueur doit gravir une tour en ruine abandonnée, et trouver les clés pour ouvrir une porte menant à la chambre du monstre à baiser. Pour trouver ces clés, il doit accomplir des gestes érotiques avec autres énigmes de la tour, montrant son penchant pour les monstres.</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8M32S</meta:editing-duration>
    <meta:editing-cycles>5</meta:editing-cycles>
    <meta:generator>LibreOffice/25.2.4.3$Windows_X86_64 LibreOffice_project/33e196637044ead23f5c3226cde09b47731f7e27</meta:generator>
    <meta:creation-date>2025-09-13T13:20:01.456322800</meta:creation-date>
    <dc:title>Format de texte</dc:title>
    <dc:date>2025-09-13T13:28:35.596299300</dc:date>
    <meta:document-statistic meta:table-count="0" meta:image-count="0" meta:object-count="0" meta:page-count="1" meta:paragraph-count="5" meta:word-count="180" meta:character-count="1074" meta:non-whitespace-character-count="895"/>
    <meta:template xlink:type="simple" xlink:actuate="onRequest" xlink:title="Format de texte" xlink:href="file:///C:/Users/Clément/AppData/Roaming/LibreOffice/4/user/template/Format%20de%20texte1.ott" meta:date="2025-09-13T13:20:01.147115900"/>
  </office:meta>
</office:document-meta>
</file>